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645d"/>
    </style:style>
    <style:style style:name="P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6f5c0"/>
    </style:style>
    <style:style style:name="T2" style:family="text">
      <style:text-properties officeooo:rsid="00087e74"/>
    </style:style>
    <style:style style:name="T3" style:family="text">
      <style:text-properties officeooo:rsid="000a645d"/>
    </style:style>
    <style:style style:name="T4" style:family="text">
      <style:text-properties officeooo:rsid="000bd3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orage class specifiers:</text:p>
      <text:p text:style-name="Standard"/>
      <text:p text:style-name="Standard">1.int main()</text:p>
      <text:p text:style-name="Standard">{</text:p>
      <text:p text:style-name="Standard"><text:tab/>static int i=5;</text:p>
      <text:p text:style-name="Standard"><text:tab/>if(--i){</text:p>
      <text:p text:style-name="Standard"><text:tab/><text:tab/>main(); <text:s text:c="39"/><text:span text:style-name="T1">o/p - <text:s/>0 0 0 0</text:span></text:p>
      <text:p text:style-name="Standard"><text:tab/><text:tab/>printf("%d ",i);</text:p>
      <text:p text:style-name="Standard"><text:tab/>}</text:p>
      <text:p text:style-name="Standard">}</text:p>
      <text:p text:style-name="Standard"/>
      <text:p text:style-name="Standard">2. int main()</text:p>
      <text:p text:style-name="Standard">{</text:p>
      <text:p text:style-name="Standard"><text:tab/>static int i=5;</text:p>
      <text:p text:style-name="Standard"><text:tab/>if (--i){</text:p>
      <text:p text:style-name="Standard"><text:tab/><text:tab/>printf("%d ",i); <text:s text:c="26"/><text:span text:style-name="T2">o/p – 4 3 2 1</text:span></text:p>
      <text:p text:style-name="Standard"><text:tab/><text:tab/>main();</text:p>
      <text:p text:style-name="Standard"><text:tab/>}</text:p>
      <text:p text:style-name="Standard">}</text:p>
      <text:p text:style-name="Standard"/>
      <text:p text:style-name="Standard">3.int main()</text:p>
      <text:p text:style-name="Standard">{</text:p>
      <text:p text:style-name="Standard">typedef static int *i;</text:p>
      <text:p text:style-name="Standard">int j; <text:s text:c="65"/><text:span text:style-name="T2">o/p <text:s text:c="2"/>- error <text:s text:c="3"/>-Multiple storage classes in declaration</text:span></text:p>
      <text:p text:style-name="Standard">i a = &amp;j;</text:p>
      <text:p text:style-name="Standard">printf("%d", *a);</text:p>
      <text:p text:style-name="Standard">return 0;</text:p>
      <text:p text:style-name="Standard">}</text:p>
      <text:p text:style-name="Standard"/>
      <text:p text:style-name="Standard">4.int main()</text:p>
      <text:p text:style-name="Standard">{</text:p>
      <text:p text:style-name="Standard">typedef int i;</text:p>
      <text:p text:style-name="Standard">i a = 0; <text:s text:c="54"/><text:span text:style-name="T2">o/p - 0</text:span></text:p>
      <text:p text:style-name="Standard">printf("%d", a);</text:p>
      <text:p text:style-name="Standard">return 0;</text:p>
      <text:p text:style-name="Standard">}</text:p>
      <text:p text:style-name="Standard"/>
      <text:p text:style-name="Standard">5. int fun()</text:p>
      <text:p text:style-name="Standard">{</text:p>
      <text:p text:style-name="Standard">static int num = 16;</text:p>
      <text:p text:style-name="Standard">return num--;</text:p>
      <text:p text:style-name="Standard">}</text:p>
      <text:p text:style-name="Standard"><text:s text:c="55"/><text:span text:style-name="T4">o/p – 14 <text:s text:c="2"/>11 <text:s/>8 <text:s text:c="2"/>5 <text:s text:c="3"/>2</text:span></text:p>
      <text:p text:style-name="Standard">int main()</text:p>
      <text:p text:style-name="Standard">{</text:p>
      <text:p text:style-name="Standard">for(fun(); fun(); fun())</text:p>
      <text:p text:style-name="Standard"><text:tab/>printf("%d ", fun()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><text:soft-page-break/></text:p>
      <text:p text:style-name="Standard">6. int main() </text:p>
      <text:p text:style-name="Standard">{ </text:p>
      <text:p text:style-name="Standard">int x = 10; </text:p>
      <text:p text:style-name="Standard">static int y = x; </text:p>
      <text:p text:style-name="Standard"/>
      <text:p text:style-name="Standard">if(x == y) </text:p>
      <text:p text:style-name="Standard"><text:tab/>printf("Equal"); </text:p>
      <text:p text:style-name="Standard">else if(x &gt; y) <text:s text:c="53"/><text:span text:style-name="T3">o/p – error static can be initialized using int only</text:span></text:p>
      <text:p text:style-name="Standard"><text:tab/>printf("Greater"); </text:p>
      <text:p text:style-name="Standard">else</text:p>
      <text:p text:style-name="Standard"><text:tab/>printf("Less"); </text:p>
      <text:p text:style-name="Standard">return 0; </text:p>
      <text:p text:style-name="Standard">}</text:p>
      <text:p text:style-name="Standard"/>
      <text:p text:style-name="Standard">7.int f(int n) </text:p>
      <text:p text:style-name="Standard">{ </text:p>
      <text:p text:style-name="Standard">static int i = 1; </text:p>
      <text:p text:style-name="Standard">if (n &gt;= 5) </text:p>
      <text:p text:style-name="Standard"><text:tab/>return n; <text:s text:c="42"/><text:span text:style-name="T3">o/p – undefined reference to main</text:span> <text:s text:c="13"/></text:p>
      <text:p text:style-name="Standard">n = n+i; </text:p>
      <text:p text:style-name="Standard">i++; </text:p>
      <text:p text:style-name="Standard">return f(n); </text:p>
      <text:p text:style-name="Standard">}</text:p>
      <text:p text:style-name="Standard"/>
      <text:p text:style-name="Standard">8. int main()</text:p>
      <text:p text:style-name="Standard">{</text:p>
      <text:p text:style-name="Standard">register int i = 10;</text:p>
      <text:p text:style-name="Standard">int *ptr = &amp;i; <text:s text:c="49"/><text:span text:style-name="T3">o/p – error address of reg can't be reffered</text:span></text:p>
      <text:p text:style-name="Standard">printf("%d", *ptr);</text:p>
      <text:p text:style-name="Standard">return 0;</text:p>
      <text:p text:style-name="Standard">}</text:p>
      <text:p text:style-name="Standard"/>
      <text:p text:style-name="Standard">9. int main()</text:p>
      <text:p text:style-name="Standard">{</text:p>
      <text:p text:style-name="Standard">extern int i;</text:p>
      <text:p text:style-name="P1">printf("%d ", i); <text:s text:c="28"/>// <text:span text:style-name="T3">o/p – undefined reference to i</text:span></text:p>
      <text:p text:style-name="Standard">{</text:p>
      <text:p text:style-name="P1"><text:tab/>int i = 10; <text:s text:c="43"/></text:p>
      <text:p text:style-name="P1"><text:tab/>printf("%d ", i);</text:p>
      <text:p text:style-name="Standard">}</text:p>
      <text:p text:style-name="Standard">}</text:p>
      <text:p text:style-name="Standard"/>
      <text:p text:style-name="Standard">10.int fun(int n)</text:p>
      <text:p text:style-name="Standard">{</text:p>
      <text:p text:style-name="Standard"><text:tab/>static int s = 0;</text:p>
      <text:p text:style-name="Standard"><text:tab/>s = s + n;</text:p>
      <text:p text:style-name="Standard"><text:tab/>return (s);</text:p>
      <text:p text:style-name="Standard">}</text:p>
      <text:p text:style-name="Standard"/>
      <text:p text:style-name="Standard"/>
      <text:p text:style-name="Standard"/>
      <text:p text:style-name="Standard"><text:soft-page-break/></text:p>
      <text:p text:style-name="Standard">int main()</text:p>
      <text:p text:style-name="Standard">{</text:p>
      <text:p text:style-name="Standard"><text:tab/>int i = 10, x;</text:p>
      <text:p text:style-name="Standard"><text:tab/>while (i &gt; 0)</text:p>
      <text:p text:style-name="Standard"><text:tab/>{</text:p>
      <text:p text:style-name="Standard"><text:tab/><text:tab/>x = fun(i);</text:p>
      <text:p text:style-name="Standard"><text:tab/><text:tab/>i--;</text:p>
      <text:p text:style-name="Standard"><text:tab/>}</text:p>
      <text:p text:style-name="Standard"><text:tab/>printf ("%d ", x);</text:p>
      <text:p text:style-name="Standard"><text:tab/>return 0;</text:p>
      <text:p text:style-name="Standard">}</text:p>
      <text:p text:style-name="Standard"/>
      <text:p text:style-name="Standard">11. char *fun()</text:p>
      <text:p text:style-name="Standard">{</text:p>
      <text:p text:style-name="Standard"><text:tab/>static char arr[1024];</text:p>
      <text:p text:style-name="Standard"><text:tab/>return arr;</text:p>
      <text:p text:style-name="Standard">}</text:p>
      <text:p text:style-name="Standard"/>
      <text:p text:style-name="Standard">int main()</text:p>
      <text:p text:style-name="Standard">{</text:p>
      <text:p text:style-name="Standard"><text:tab/>char *str = "global edge";</text:p>
      <text:p text:style-name="Standard"><text:tab/>strcpy(fun(), str);</text:p>
      <text:p text:style-name="Standard"><text:tab/>str = fun();</text:p>
      <text:p text:style-name="Standard"><text:tab/>strcpy(str, "global edge");</text:p>
      <text:p text:style-name="Standard"><text:tab/>printf("%s", fun());</text:p>
      <text:p text:style-name="Standard"><text:tab/>return 0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01:27.893083500</meta:creation-date>
    <meta:editing-duration>P11DT15H1M44S</meta:editing-duration>
    <dc:date>2017-02-21T12:43:58.777341190</dc:date>
    <meta:generator>LibreOffice/4.2.8.2$Linux_x86 LibreOffice_project/420m0$Build-2</meta:generator>
    <meta:document-statistic meta:table-count="0" meta:image-count="0" meta:object-count="0" meta:page-count="3" meta:paragraph-count="112" meta:word-count="306" meta:character-count="1886" meta:non-whitespace-character-count="1149"/>
  </office:meta>
</office:document-meta>
</file>